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4">
      <style:graphic-properties draw:fill="none" draw:stroke="solid" svg:stroke-width="0.01389in" svg:stroke-color="#4472c4" draw:marker-end="a943" svg:stroke-opacity="100%" draw:stroke-linejoin="miter" svg:stroke-linecap="but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draw:fill="none" draw:stroke="solid" svg:stroke-width="0.01736in" svg:stroke-color="#4472c4" svg:stroke-opacity="100%" draw:stroke-linejoin="miter" svg:stroke-linecap="butt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6">
      <style:graphic-properties draw:fill="none" draw:stroke="solid" svg:stroke-width="0.01736in" svg:stroke-color="#4472c4" draw:marker-start="a784" draw:marker-end="a785" svg:stroke-opacity="100%" draw:stroke-linejoin="miter" svg:stroke-linecap="butt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draw:fill="none" draw:stroke="solid" svg:stroke-width="0.01736in" svg:stroke-color="#4472c4" draw:marker-start="a787" draw:marker-end="a788" svg:stroke-opacity="100%" draw:stroke-linejoin="miter" svg:stroke-linecap="butt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36">
      <style:graphic-properties draw:fill="none" draw:stroke="solid" svg:stroke-width="0.01389in" svg:stroke-color="#4472c4" draw:marker-end="a835" svg:stroke-opacity="100%" draw:stroke-linejoin="miter" svg:stroke-linecap="but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1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953">
      <style:graphic-properties draw:fill="none" draw:stroke="solid" svg:stroke-width="0.01389in" svg:stroke-color="#4472c4" draw:marker-end="a952" svg:stroke-opacity="100%" draw:stroke-linejoin="miter" svg:stroke-linecap="butt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end="a79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start="a7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3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45">
      <style:graphic-properties draw:fill="none" draw:stroke="solid" svg:stroke-width="0.01389in" svg:stroke-color="#4472c4" draw:marker-end="a844" svg:stroke-opacity="100%" draw:stroke-linejoin="miter" svg:stroke-linecap="but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962">
      <style:graphic-properties draw:fill="none" draw:stroke="solid" svg:stroke-width="0.01389in" svg:stroke-color="#4472c4" draw:marker-end="a961" svg:stroke-opacity="100%" draw:stroke-linejoin="miter" svg:stroke-linecap="but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9">
      <style:graphic-properties draw:fill="none" draw:stroke="solid" svg:stroke-width="0.01042in" svg:stroke-color="#4472c4" svg:stroke-opacity="100%" draw:stroke-linejoin="miter" svg:stroke-linecap="butt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2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54">
      <style:graphic-properties draw:fill="none" draw:stroke="solid" svg:stroke-width="0.01389in" svg:stroke-color="#4472c4" draw:marker-end="a853" svg:stroke-opacity="100%" draw:stroke-linejoin="miter" svg:stroke-linecap="but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end="a9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draw:fill="none" draw:stroke="solid" svg:stroke-width="0.01389in" svg:stroke-color="#4472c4" draw:marker-end="a970" svg:stroke-opacity="100%" draw:stroke-linejoin="miter" svg:stroke-linecap="butt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draw:fill="none" draw:stroke="solid" svg:stroke-width="0.01389in" svg:stroke-color="#000000" svg:stroke-opacity="100%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start="a90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1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63">
      <style:graphic-properties draw:fill="none" draw:stroke="solid" svg:stroke-width="0.01389in" svg:stroke-color="#4472c4" draw:marker-end="a862" svg:stroke-opacity="100%" draw:stroke-linejoin="miter" svg:stroke-linecap="butt"/>
    </style:style>
    <style:style style:family="presentation" style:name="a864">
      <style:graphic-properties draw:fill="none" draw:stroke="solid" svg:stroke-width="0.01389in" svg:stroke-color="#000000" svg:stroke-opacity="100%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draw:fill="none" draw:stroke="solid" svg:stroke-width="0.01042in" svg:stroke-color="#4472c4" svg:stroke-opacity="100%" draw:stroke-linejoin="miter" svg:stroke-linecap="butt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draw:fill="none" draw:stroke="solid" svg:stroke-width="0.01389in" svg:stroke-color="#4472c4" draw:marker-end="a987" svg:stroke-opacity="100%" draw:stroke-linejoin="miter" svg:stroke-linecap="butt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draw:fill="none" draw:stroke="solid" svg:stroke-width="0.01736in" svg:stroke-color="#4472c4" svg:stroke-opacity="100%" draw:stroke-linejoin="miter" svg:stroke-linecap="butt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736in" svg:stroke-color="#4472c4" svg:stroke-opacity="100%" draw:stroke-linejoin="miter" svg:stroke-linecap="butt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draw:fill="none" draw:stroke="solid" svg:stroke-width="0.01736in" svg:stroke-color="#4472c4" svg:stroke-opacity="100%" draw:stroke-linejoin="miter" svg:stroke-linecap="butt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74">
      <style:graphic-properties draw:fill="none" draw:stroke="solid" svg:stroke-width="0.01736in" svg:stroke-color="#4472c4" svg:stroke-opacity="100%" draw:stroke-linejoin="miter" svg:stroke-linecap="butt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4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926">
      <style:graphic-properties draw:fill="none" draw:stroke="solid" svg:stroke-width="0.01389in" svg:stroke-color="#4472c4" draw:marker-end="a925" svg:stroke-opacity="100%" draw:stroke-linejoin="miter" svg:stroke-linecap="butt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0">
      <style:graphic-properties draw:fill="none" draw:stroke="solid" svg:stroke-width="0.01736in" svg:stroke-color="#4472c4" draw:marker-start="a878" draw:marker-end="a879" svg:stroke-opacity="100%" draw:stroke-linejoin="miter" svg:stroke-linecap="but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3">
      <style:graphic-properties draw:fill="none" draw:stroke="solid" svg:stroke-width="0.01736in" svg:stroke-color="#4472c4" draw:marker-start="a881" draw:marker-end="a882" svg:stroke-opacity="100%" draw:stroke-linejoin="miter" svg:stroke-linecap="butt"/>
    </style:style>
    <style:style style:family="graphic" style:name="a816">
      <style:graphic-properties draw:fill="none" draw:stroke="solid" svg:stroke-width="0.01042in" svg:stroke-color="#4472c4" svg:stroke-opacity="100%" draw:stroke-linejoin="miter" svg:stroke-linecap="but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draw:fill="none" draw:stroke="solid" svg:stroke-width="0.01389in" svg:stroke-color="#4472c4" draw:marker-end="a817" svg:stroke-opacity="100%" draw:stroke-linejoin="miter" svg:stroke-linecap="but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end="a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3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935">
      <style:graphic-properties draw:fill="none" draw:stroke="solid" svg:stroke-width="0.01389in" svg:stroke-color="#4472c4" draw:marker-end="a934" svg:stroke-opacity="100%" draw:stroke-linejoin="miter" svg:stroke-linecap="butt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>
      <style:graphic-properties draw:fill="none" draw:stroke="solid" svg:stroke-width="0.01736in" svg:stroke-color="#4472c4" svg:stroke-opacity="100%" draw:stroke-linejoin="miter" svg:stroke-linecap="butt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736in" svg:stroke-color="#4472c4" svg:stroke-opacity="100%" draw:stroke-linejoin="miter" svg:stroke-linecap="butt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none" draw:stroke="solid" svg:stroke-width="0.01736in" svg:stroke-color="#4472c4" svg:stroke-opacity="100%" draw:stroke-linejoin="miter" svg:stroke-linecap="but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start="a89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draw:fill="none" draw:stroke="solid" svg:stroke-width="0.01042in" svg:stroke-color="#4472c4" svg:stroke-opacity="100%" draw:stroke-linejoin="miter" svg:stroke-linecap="butt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7">
      <style:graphic-properties draw:fill="none" draw:stroke="solid" svg:stroke-width="0.01389in" svg:stroke-color="#4472c4" draw:marker-end="a826" svg:stroke-opacity="100%" draw:stroke-linejoin="miter" svg:stroke-linecap="butt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draw:fill="none" draw:stroke="solid" svg:stroke-width="0.01042in" svg:stroke-color="#4472c4" svg:stroke-opacity="100%" draw:stroke-linejoin="miter" svg:stroke-linecap="butt"/>
    </style:style>
  </office:automatic-styles>
  <office:body>
    <office:presentation>
      <draw:page draw:name="Slide2" draw:style-name="a776" draw:master-page-name="Master1-Layout1-title-Titelfolie" presentation:presentation-page-layout-name="Master1-PPL1" draw:id="Slide-257">
        <draw:g draw:name="Gruppieren 1" draw:id="id69">
          <svg:title/>
          <svg:desc/>
          <draw:custom-shape svg:width="0.27589in" svg:height="0.4918in" draw:id="id114" draw:style-name="a857" draw:transform="translate(-0.13795in -0.2459in) rotate(-5.59555) translate(2.32471in 2.3801in)" draw:name="Bogen 2">
            <svg:title/>
            <svg:desc/>
            <text:p text:style-name="a856" text:class-names="" text:cond-style-name=""><text:span text:style-name="a855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0.27589in" svg:height="0.4918in" draw:id="id115" draw:style-name="a860" draw:transform="translate(-0.13795in -0.2459in) rotate(-2.45396) translate(2.58537in 2.166in)" draw:name="Bogen 3">
            <svg:title/>
            <svg:desc/>
            <text:p text:style-name="a859" text:class-names="" text:cond-style-name=""><text:span text:style-name="a858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onnector draw:type="line" svg:x1="1.88418in" svg:y1="2.27305in" svg:x2="3.0259in" svg:y2="2.27305in" draw:id="id116" draw:style-name="a861" draw:transform="translate(-2.45504in -2.27305in) rotate(-0.88316) translate(2.45504in 2.27305in)" draw:name="Gerader Verbinder 6">
            <svg:title/>
            <svg:desc/>
          </draw:connector>
          <draw:connector draw:type="line" svg:x1="2.34392in" svg:y1="2.43622in" svg:x2="2.58857in" svg:y2="2.09148in" draw:id="id117" draw:style-name="a863" draw:transform="translate(-2.46624in -2.26385in) rotate(-0.88316) translate(2.46624in 2.26385in)" draw:name="Gerade Verbindung mit Pfeil 8">
            <svg:title/>
            <svg:desc/>
          </draw:connector>
        </draw:g>
        <draw:g draw:name="Gruppieren 11" draw:id="id70">
          <svg:title/>
          <svg:desc/>
          <draw:custom-shape svg:width="0.27589in" svg:height="0.4918in" draw:id="id110" draw:style-name="a848" draw:transform="translate(-0.13795in -0.2459in) rotate(-0.85993) translate(3.13099in 2.21441in)" draw:name="Bogen 12">
            <svg:title/>
            <svg:desc/>
            <text:p text:style-name="a847" text:class-names="" text:cond-style-name=""><text:span text:style-name="a846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0.27589in" svg:height="0.4918in" draw:id="id111" draw:style-name="a851" draw:transform="translate(-0.13795in -0.2459in) rotate(-4.00152) translate(3.35109in 2.47004in)" draw:name="Bogen 13">
            <svg:title/>
            <svg:desc/>
            <text:p text:style-name="a850" text:class-names="" text:cond-style-name=""><text:span text:style-name="a849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onnector draw:type="line" svg:x1="2.67019in" svg:y1="2.34223in" svg:x2="3.8119in" svg:y2="2.34223in" draw:id="id112" draw:style-name="a852" draw:transform="translate(-3.24104in -2.34223in) rotate(-2.43072) translate(3.24104in 2.34223in)" draw:name="Gerader Verbinder 14">
            <svg:title/>
            <svg:desc/>
          </draw:connector>
          <draw:connector draw:type="line" svg:x1="3.12818in" svg:y1="2.52558in" svg:x2="3.37283in" svg:y2="2.18084in" draw:id="id113" draw:style-name="a854" draw:transform="translate(-3.2505in -2.35321in) rotate(-2.43072) translate(3.2505in 2.35321in)" draw:name="Gerade Verbindung mit Pfeil 15">
            <svg:title/>
            <svg:desc/>
          </draw:connector>
        </draw:g>
        <draw:g draw:name="Gruppieren 33" draw:id="id71">
          <svg:title/>
          <svg:desc/>
          <draw:g draw:name="Gruppieren 21" draw:id="id88">
            <svg:title/>
            <svg:desc/>
            <draw:g draw:name="Gruppieren 10" draw:id="id100">
              <svg:title/>
              <svg:desc/>
              <draw:custom-shape svg:width="0.21469in" svg:height="0.38271in" draw:id="id106" draw:style-name="a839" draw:transform="translate(-0.10734in -0.19135in) rotate(-0.76643) translate(7.8882in 3.0564in)" draw:name="Bogen 4">
                <svg:title/>
                <svg:desc/>
                <text:p text:style-name="a838" text:class-names="" text:cond-style-name=""><text:span text:style-name="a837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107" draw:style-name="a842" draw:transform="translate(-0.10734in -0.19135in) rotate(-3.90803) translate(8.0773in 3.23846in)" draw:name="Bogen 5">
                <svg:title/>
                <svg:desc/>
                <text:p text:style-name="a841" text:class-names="" text:cond-style-name=""><text:span text:style-name="a840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7.53852in" svg:y1="3.14743in" svg:x2="8.42697in" svg:y2="3.14743in" draw:id="id108" draw:style-name="a843" draw:transform="translate(-7.98275in -3.14743in) rotate(-2.33723) translate(7.98275in 3.14743in)" draw:name="Gerader Verbinder 7">
                <svg:title/>
                <svg:desc/>
              </draw:connector>
              <draw:connector draw:type="line" svg:x1="7.89568in" svg:y1="3.28939in" svg:x2="8.08606in" svg:y2="3.02112in" draw:id="id109" draw:style-name="a845" draw:transform="translate(-7.99087in -3.15525in) rotate(-2.33723) translate(7.99087in 3.15525in)" draw:name="Gerade Verbindung mit Pfeil 9">
                <svg:title/>
                <svg:desc/>
              </draw:connector>
            </draw:g>
            <draw:g draw:name="Gruppieren 16" draw:id="id101">
              <svg:title/>
              <svg:desc/>
              <draw:custom-shape svg:width="0.21469in" svg:height="0.38271in" draw:id="id102" draw:style-name="a830" draw:transform="translate(-0.10734in -0.19135in) rotate(-5.47882) translate(7.87981in 2.61387in)" draw:name="Bogen 17">
                <svg:title/>
                <svg:desc/>
                <text:p text:style-name="a829" text:class-names="" text:cond-style-name=""><text:span text:style-name="a828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103" draw:style-name="a833" draw:transform="translate(-0.10734in -0.19135in) rotate(-2.33723) translate(8.06186in 2.42477in)" draw:name="Bogen 18">
                <svg:title/>
                <svg:desc/>
                <text:p text:style-name="a832" text:class-names="" text:cond-style-name=""><text:span text:style-name="a831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7.52661in" svg:y1="2.51932in" svg:x2="8.41506in" svg:y2="2.51932in" draw:id="id104" draw:style-name="a834" draw:transform="translate(-7.97083in -2.51932in) rotate(-0.76643) translate(7.97083in 2.51932in)" draw:name="Gerader Verbinder 19">
                <svg:title/>
                <svg:desc/>
              </draw:connector>
              <draw:connector draw:type="line" svg:x1="7.88347in" svg:y1="2.64532in" svg:x2="8.07385in" svg:y2="2.37706in" draw:id="id105" draw:style-name="a836" draw:transform="translate(-7.97866in -2.51119in) rotate(-0.76643) translate(7.97866in 2.51119in)" draw:name="Gerade Verbindung mit Pfeil 20">
                <svg:title/>
                <svg:desc/>
              </draw:connector>
            </draw:g>
          </draw:g>
          <draw:g draw:name="Gruppieren 22" draw:id="id89">
            <svg:title/>
            <svg:desc/>
            <draw:g draw:name="Gruppieren 23" draw:id="id90">
              <svg:title/>
              <svg:desc/>
              <draw:custom-shape svg:width="0.21469in" svg:height="0.38271in" draw:id="id96" draw:style-name="a821" draw:transform="translate(-0.10734in -0.19135in) rotate(-3.90803) translate(7.43511in 2.61999in)" draw:name="Bogen 29">
                <svg:title/>
                <svg:desc/>
                <text:p text:style-name="a820" text:class-names="" text:cond-style-name=""><text:span text:style-name="a819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97" draw:style-name="a824" draw:transform="translate(-0.10734in -0.19135in) rotate(-0.76643) translate(7.24601in 2.43793in)" draw:name="Bogen 30">
                <svg:title/>
                <svg:desc/>
                <text:p text:style-name="a823" text:class-names="" text:cond-style-name=""><text:span text:style-name="a822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6.89634in" svg:y1="2.52896in" svg:x2="7.78478in" svg:y2="2.52896in" draw:id="id98" draw:style-name="a825" draw:transform="translate(-7.34056in -2.52896in) rotate(-5.47882) translate(7.34056in 2.52896in)" draw:name="Gerader Verbinder 31">
                <svg:title/>
                <svg:desc/>
              </draw:connector>
              <draw:connector draw:type="line" svg:x1="7.23724in" svg:y1="2.65527in" svg:x2="7.42762in" svg:y2="2.387in" draw:id="id99" draw:style-name="a827" draw:transform="translate(-7.33243in -2.52114in) rotate(-5.47882) translate(7.33243in 2.52114in)" draw:name="Gerade Verbindung mit Pfeil 32">
                <svg:title/>
                <svg:desc/>
              </draw:connector>
            </draw:g>
            <draw:g draw:name="Gruppieren 24" draw:id="id91">
              <svg:title/>
              <svg:desc/>
              <draw:custom-shape svg:width="0.21469in" svg:height="0.38271in" draw:id="id92" draw:style-name="a812" draw:transform="translate(-0.10734in -0.19135in) rotate(-2.33723) translate(7.4435in 3.06253in)" draw:name="Bogen 25">
                <svg:title/>
                <svg:desc/>
                <text:p text:style-name="a811" text:class-names="" text:cond-style-name=""><text:span text:style-name="a810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93" draw:style-name="a815" draw:transform="translate(-0.10734in -0.19135in) rotate(-5.47882) translate(7.26144in 3.25162in)" draw:name="Bogen 26">
                <svg:title/>
                <svg:desc/>
                <text:p text:style-name="a814" text:class-names="" text:cond-style-name=""><text:span text:style-name="a813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6.90825in" svg:y1="3.15707in" svg:x2="7.7967in" svg:y2="3.15707in" draw:id="id94" draw:style-name="a816" draw:transform="translate(-7.35247in -3.15707in) rotate(-3.90803) translate(7.35247in 3.15707in)" draw:name="Gerader Verbinder 27">
                <svg:title/>
                <svg:desc/>
              </draw:connector>
              <draw:connector draw:type="line" svg:x1="7.24946in" svg:y1="3.29933in" svg:x2="7.43984in" svg:y2="3.03107in" draw:id="id95" draw:style-name="a818" draw:transform="translate(-7.34465in -3.1652in) rotate(-3.90803) translate(7.34465in 3.1652in)" draw:name="Gerade Verbindung mit Pfeil 28">
                <svg:title/>
                <svg:desc/>
              </draw:connector>
            </draw:g>
          </draw:g>
        </draw:g>
        <draw:connector draw:type="line" svg:x1="7.64697in" svg:y1="1.99947in" svg:x2="7.64697in" svg:y2="2.21482in" draw:id="id72" draw:style-name="a777" draw:name="Gerader Verbinder 39">
          <svg:title/>
          <svg:desc/>
        </draw:connector>
        <draw:connector draw:type="line" svg:x1="7.03246in" svg:y1="2.84673in" svg:x2="6.81111in" svg:y2="2.84673in" draw:id="id73" draw:style-name="a778" draw:name="Gerader Verbinder 40">
          <svg:title/>
          <svg:desc/>
        </draw:connector>
        <draw:connector draw:type="line" svg:x1="7.67465in" svg:y1="3.45887in" svg:x2="7.67465in" svg:y2="3.67421in" draw:id="id74" draw:style-name="a779" draw:name="Gerader Verbinder 49">
          <svg:title/>
          <svg:desc/>
        </draw:connector>
        <draw:connector draw:type="line" svg:x1="8.59444in" svg:y1="2.82689in" svg:x2="8.29038in" svg:y2="2.82689in" draw:id="id75" draw:style-name="a780" draw:name="Gerader Verbinder 50">
          <svg:title/>
          <svg:desc/>
        </draw:connector>
        <draw:custom-shape svg:x="6.61111in" svg:y="0.9367in" svg:width="2.18889in" svg:height="0.61618in" draw:id="id76" draw:style-name="a783" draw:name="Rechteck: abgerundete Ecken 59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8.58797in" svg:y1="2.82391in" svg:x2="8.58797in" svg:y2="1.55288in" draw:id="id77" draw:style-name="a786" draw:name="Gerade Verbindung mit Pfeil 61">
          <svg:title/>
          <svg:desc/>
        </draw:connector>
        <draw:connector draw:type="line" svg:x1="6.81111in" svg:y1="2.84057in" svg:x2="6.81111in" svg:y2="1.56953in" draw:id="id78" draw:style-name="a789" draw:name="Gerade Verbindung mit Pfeil 64">
          <svg:title/>
          <svg:desc/>
        </draw:connector>
        <draw:g draw:name="Gruppieren 67" draw:id="id79">
          <svg:title/>
          <svg:desc/>
          <draw:custom-shape svg:x="6.92988in" svg:y="0.9367in" svg:width="0.05in" svg:height="0.61618in" draw:id="id86" draw:style-name="a806" draw:name="Rechteck 65">
            <svg:title/>
            <svg:desc/>
            <text:p text:style-name="a805" text:class-names="" text:cond-style-name=""><text:span text:style-name="a8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937in" svg:y="1.21979in" svg:width="2.35313in" svg:height="0.05in" draw:id="id87" draw:style-name="a809" draw:name="Rechteck 66">
            <svg:title/>
            <svg:desc/>
            <text:p text:style-name="a808" text:class-names="" text:cond-style-name=""><text:span text:style-name="a8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71" draw:id="id80">
          <svg:title/>
          <svg:desc/>
          <draw:custom-shape svg:x="7.09267in" svg:y="2.23731in" svg:width="0.49578in" svg:height="0.56401in" draw:id="id84" draw:style-name="a800" draw:name="Ellipse 69">
            <svg:title/>
            <svg:desc/>
            <text:p text:style-name="a799" text:class-names="" text:cond-style-name=""><text:span text:style-name="a79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75102in" svg:y="2.86127in" svg:width="0.49578in" svg:height="0.56401in" draw:id="id85" draw:style-name="a803" draw:name="Ellipse 70">
            <svg:title/>
            <svg:desc/>
            <text:p text:style-name="a802" text:class-names="" text:cond-style-name=""><text:span text:style-name="a80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uppieren 81" draw:id="id81">
          <svg:title/>
          <svg:desc/>
          <draw:custom-shape svg:width="0.9522in" svg:height="0.58846in" draw:id="id82" draw:style-name="a793" draw:transform="translate(-0.4761in -0.29423in) rotate(-1.51761) translate(7.15094in 1.90584in)" draw:name="Bogen 79">
            <svg:title/>
            <svg:desc/>
            <text:p text:style-name="a791" text:class-names="" text:cond-style-name=""><text:span text:style-name="a790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307.0486, -296.2483, -285.4481" draw:modifiers="217,0486 15,448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1.45046in" svg:height="0.58846in" draw:id="id83" draw:style-name="a797" draw:transform="translate(-0.72523in -0.29423in) rotate(-5.18031) translate(8.36187in 3.54861in)" draw:name="Bogen 80">
            <svg:title/>
            <svg:desc/>
            <text:p text:style-name="a795" text:class-names="" text:cond-style-name=""><text:span text:style-name="a794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17.2364, -369.851, -522.4656" draw:modifiers="127,2364 252,4656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1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4.58333E-6 -2.22222E-6 L 0.1112 -0.00069 " svg:origin="layout" smil:targetElement="id79" smil:attributeName="x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0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81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.1112 -0.00069 L 3.125E-6 2.22222E-6 " svg:origin="layout" smil:targetElement="id79" smil:attributeName="x" smil:dur="2.0s" smil:fill="hold"/>
                </anim:par>
              </anim:par>
            </anim:par>
          </anim:seq>
        </anim:par>
        <presentation:notes draw:style-name="a869">
          <draw:page-thumbnail draw:page-number="1" svg:x="0.75in" svg:y="1.25in" svg:width="6in" svg:height="3.375in" presentation:class="page" draw:id="id118" presentation:style-name="a864" draw:name="Folienbildplatzhalter 1">
            <svg:title/>
            <svg:desc/>
          </draw:page-thumbnail>
          <draw:frame draw:id="id119" presentation:style-name="a86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868" draw:name="Foliennummernplatzhalter 3" svg:x="4.24826in" svg:y="9.49826in" svg:width="3.25in" svg:height="0.50174in">
            <draw:text-box>
              <text:p text:style-name="a867" text:class-names="" text:cond-style-name=""><text:span text:style-name="a8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70" draw:master-page-name="Master1-Layout1-title-Titelfolie" presentation:presentation-page-layout-name="Master1-PPL1" draw:id="Slide-258">
        <draw:g draw:name="Gruppieren 1" draw:id="id121">
          <svg:title/>
          <svg:desc/>
          <draw:custom-shape svg:width="0.27589in" svg:height="0.4918in" draw:id="id172" draw:style-name="a965" draw:transform="translate(-0.13795in -0.2459in) rotate(-5.59555) translate(2.32471in 2.3801in)" draw:name="Bogen 2">
            <svg:title/>
            <svg:desc/>
            <text:p text:style-name="a964" text:class-names="" text:cond-style-name=""><text:span text:style-name="a963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0.27589in" svg:height="0.4918in" draw:id="id173" draw:style-name="a968" draw:transform="translate(-0.13795in -0.2459in) rotate(-2.45396) translate(2.58537in 2.166in)" draw:name="Bogen 3">
            <svg:title/>
            <svg:desc/>
            <text:p text:style-name="a967" text:class-names="" text:cond-style-name=""><text:span text:style-name="a966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onnector draw:type="line" svg:x1="1.88418in" svg:y1="2.27305in" svg:x2="3.0259in" svg:y2="2.27305in" draw:id="id174" draw:style-name="a969" draw:transform="translate(-2.45504in -2.27305in) rotate(-0.88316) translate(2.45504in 2.27305in)" draw:name="Gerader Verbinder 6">
            <svg:title/>
            <svg:desc/>
          </draw:connector>
          <draw:connector draw:type="line" svg:x1="2.34392in" svg:y1="2.43622in" svg:x2="2.58857in" svg:y2="2.09148in" draw:id="id175" draw:style-name="a971" draw:transform="translate(-2.46624in -2.26385in) rotate(-0.88316) translate(2.46624in 2.26385in)" draw:name="Gerade Verbindung mit Pfeil 8">
            <svg:title/>
            <svg:desc/>
          </draw:connector>
        </draw:g>
        <draw:g draw:name="Gruppieren 11" draw:id="id122">
          <svg:title/>
          <svg:desc/>
          <draw:custom-shape svg:width="0.27589in" svg:height="0.4918in" draw:id="id168" draw:style-name="a956" draw:transform="translate(-0.13795in -0.2459in) rotate(-0.85993) translate(3.13099in 2.21441in)" draw:name="Bogen 12">
            <svg:title/>
            <svg:desc/>
            <text:p text:style-name="a955" text:class-names="" text:cond-style-name=""><text:span text:style-name="a954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0.27589in" svg:height="0.4918in" draw:id="id169" draw:style-name="a959" draw:transform="translate(-0.13795in -0.2459in) rotate(-4.00152) translate(3.35109in 2.47004in)" draw:name="Bogen 13">
            <svg:title/>
            <svg:desc/>
            <text:p text:style-name="a958" text:class-names="" text:cond-style-name=""><text:span text:style-name="a957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onnector draw:type="line" svg:x1="2.67019in" svg:y1="2.34223in" svg:x2="3.8119in" svg:y2="2.34223in" draw:id="id170" draw:style-name="a960" draw:transform="translate(-3.24104in -2.34223in) rotate(-2.43072) translate(3.24104in 2.34223in)" draw:name="Gerader Verbinder 14">
            <svg:title/>
            <svg:desc/>
          </draw:connector>
          <draw:connector draw:type="line" svg:x1="3.12818in" svg:y1="2.52558in" svg:x2="3.37283in" svg:y2="2.18084in" draw:id="id171" draw:style-name="a962" draw:transform="translate(-3.2505in -2.35321in) rotate(-2.43072) translate(3.2505in 2.35321in)" draw:name="Gerade Verbindung mit Pfeil 15">
            <svg:title/>
            <svg:desc/>
          </draw:connector>
        </draw:g>
        <draw:g draw:name="Gruppieren 33" draw:id="id123">
          <svg:title/>
          <svg:desc/>
          <draw:g draw:name="Gruppieren 21" draw:id="id146">
            <svg:title/>
            <svg:desc/>
            <draw:g draw:name="Gruppieren 10" draw:id="id158">
              <svg:title/>
              <svg:desc/>
              <draw:custom-shape svg:width="0.21469in" svg:height="0.38271in" draw:id="id164" draw:style-name="a947" draw:transform="translate(-0.10734in -0.19135in) rotate(-0.76643) translate(7.8882in 3.0564in)" draw:name="Bogen 4">
                <svg:title/>
                <svg:desc/>
                <text:p text:style-name="a946" text:class-names="" text:cond-style-name=""><text:span text:style-name="a945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165" draw:style-name="a950" draw:transform="translate(-0.10734in -0.19135in) rotate(-3.90803) translate(8.0773in 3.23846in)" draw:name="Bogen 5">
                <svg:title/>
                <svg:desc/>
                <text:p text:style-name="a949" text:class-names="" text:cond-style-name=""><text:span text:style-name="a948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7.53852in" svg:y1="3.14743in" svg:x2="8.42697in" svg:y2="3.14743in" draw:id="id166" draw:style-name="a951" draw:transform="translate(-7.98275in -3.14743in) rotate(-2.33723) translate(7.98275in 3.14743in)" draw:name="Gerader Verbinder 7">
                <svg:title/>
                <svg:desc/>
              </draw:connector>
              <draw:connector draw:type="line" svg:x1="7.89568in" svg:y1="3.28939in" svg:x2="8.08606in" svg:y2="3.02112in" draw:id="id167" draw:style-name="a953" draw:transform="translate(-7.99087in -3.15525in) rotate(-2.33723) translate(7.99087in 3.15525in)" draw:name="Gerade Verbindung mit Pfeil 9">
                <svg:title/>
                <svg:desc/>
              </draw:connector>
            </draw:g>
            <draw:g draw:name="Gruppieren 16" draw:id="id159">
              <svg:title/>
              <svg:desc/>
              <draw:custom-shape svg:width="0.21469in" svg:height="0.38271in" draw:id="id160" draw:style-name="a938" draw:transform="translate(-0.10734in -0.19135in) rotate(-5.47882) translate(7.87981in 2.61387in)" draw:name="Bogen 17">
                <svg:title/>
                <svg:desc/>
                <text:p text:style-name="a937" text:class-names="" text:cond-style-name=""><text:span text:style-name="a936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161" draw:style-name="a941" draw:transform="translate(-0.10734in -0.19135in) rotate(-2.33723) translate(8.06186in 2.42477in)" draw:name="Bogen 18">
                <svg:title/>
                <svg:desc/>
                <text:p text:style-name="a940" text:class-names="" text:cond-style-name=""><text:span text:style-name="a939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7.52661in" svg:y1="2.51932in" svg:x2="8.41506in" svg:y2="2.51932in" draw:id="id162" draw:style-name="a942" draw:transform="translate(-7.97083in -2.51932in) rotate(-0.76643) translate(7.97083in 2.51932in)" draw:name="Gerader Verbinder 19">
                <svg:title/>
                <svg:desc/>
              </draw:connector>
              <draw:connector draw:type="line" svg:x1="7.88347in" svg:y1="2.64532in" svg:x2="8.07385in" svg:y2="2.37706in" draw:id="id163" draw:style-name="a944" draw:transform="translate(-7.97866in -2.51119in) rotate(-0.76643) translate(7.97866in 2.51119in)" draw:name="Gerade Verbindung mit Pfeil 20">
                <svg:title/>
                <svg:desc/>
              </draw:connector>
            </draw:g>
          </draw:g>
          <draw:g draw:name="Gruppieren 22" draw:id="id147">
            <svg:title/>
            <svg:desc/>
            <draw:g draw:name="Gruppieren 23" draw:id="id148">
              <svg:title/>
              <svg:desc/>
              <draw:custom-shape svg:width="0.21469in" svg:height="0.38271in" draw:id="id154" draw:style-name="a929" draw:transform="translate(-0.10734in -0.19135in) rotate(-3.90803) translate(7.43511in 2.61999in)" draw:name="Bogen 29">
                <svg:title/>
                <svg:desc/>
                <text:p text:style-name="a928" text:class-names="" text:cond-style-name=""><text:span text:style-name="a927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155" draw:style-name="a932" draw:transform="translate(-0.10734in -0.19135in) rotate(-0.76643) translate(7.24601in 2.43793in)" draw:name="Bogen 30">
                <svg:title/>
                <svg:desc/>
                <text:p text:style-name="a931" text:class-names="" text:cond-style-name=""><text:span text:style-name="a930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6.89634in" svg:y1="2.52896in" svg:x2="7.78478in" svg:y2="2.52896in" draw:id="id156" draw:style-name="a933" draw:transform="translate(-7.34056in -2.52896in) rotate(-5.47882) translate(7.34056in 2.52896in)" draw:name="Gerader Verbinder 31">
                <svg:title/>
                <svg:desc/>
              </draw:connector>
              <draw:connector draw:type="line" svg:x1="7.23724in" svg:y1="2.65527in" svg:x2="7.42762in" svg:y2="2.387in" draw:id="id157" draw:style-name="a935" draw:transform="translate(-7.33243in -2.52114in) rotate(-5.47882) translate(7.33243in 2.52114in)" draw:name="Gerade Verbindung mit Pfeil 32">
                <svg:title/>
                <svg:desc/>
              </draw:connector>
            </draw:g>
            <draw:g draw:name="Gruppieren 24" draw:id="id149">
              <svg:title/>
              <svg:desc/>
              <draw:custom-shape svg:width="0.21469in" svg:height="0.38271in" draw:id="id150" draw:style-name="a920" draw:transform="translate(-0.10734in -0.19135in) rotate(-2.33723) translate(7.4435in 3.06253in)" draw:name="Bogen 25">
                <svg:title/>
                <svg:desc/>
                <text:p text:style-name="a919" text:class-names="" text:cond-style-name=""><text:span text:style-name="a918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ustom-shape svg:width="0.21469in" svg:height="0.38271in" draw:id="id151" draw:style-name="a923" draw:transform="translate(-0.10734in -0.19135in) rotate(-5.47882) translate(7.26144in 3.25162in)" draw:name="Bogen 26">
                <svg:title/>
                <svg:desc/>
                <text:p text:style-name="a922" text:class-names="" text:cond-style-name=""><text:span text:style-name="a921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  <draw:connector draw:type="line" svg:x1="6.90825in" svg:y1="3.15707in" svg:x2="7.7967in" svg:y2="3.15707in" draw:id="id152" draw:style-name="a924" draw:transform="translate(-7.35247in -3.15707in) rotate(-3.90803) translate(7.35247in 3.15707in)" draw:name="Gerader Verbinder 27">
                <svg:title/>
                <svg:desc/>
              </draw:connector>
              <draw:connector draw:type="line" svg:x1="7.24946in" svg:y1="3.29933in" svg:x2="7.43984in" svg:y2="3.03107in" draw:id="id153" draw:style-name="a926" draw:transform="translate(-7.34465in -3.1652in) rotate(-3.90803) translate(7.34465in 3.1652in)" draw:name="Gerade Verbindung mit Pfeil 28">
                <svg:title/>
                <svg:desc/>
              </draw:connector>
            </draw:g>
          </draw:g>
        </draw:g>
        <draw:connector draw:type="line" svg:x1="7.64697in" svg:y1="1.99947in" svg:x2="7.64697in" svg:y2="2.21482in" draw:id="id124" draw:style-name="a871" draw:name="Gerader Verbinder 39">
          <svg:title/>
          <svg:desc/>
        </draw:connector>
        <draw:connector draw:type="line" svg:x1="7.03246in" svg:y1="2.84673in" svg:x2="6.81111in" svg:y2="2.84673in" draw:id="id125" draw:style-name="a872" draw:name="Gerader Verbinder 40">
          <svg:title/>
          <svg:desc/>
        </draw:connector>
        <draw:connector draw:type="line" svg:x1="7.67465in" svg:y1="3.45887in" svg:x2="7.67465in" svg:y2="3.67421in" draw:id="id126" draw:style-name="a873" draw:name="Gerader Verbinder 49">
          <svg:title/>
          <svg:desc/>
        </draw:connector>
        <draw:connector draw:type="line" svg:x1="8.59444in" svg:y1="2.82689in" svg:x2="8.29038in" svg:y2="2.82689in" draw:id="id127" draw:style-name="a874" draw:name="Gerader Verbinder 50">
          <svg:title/>
          <svg:desc/>
        </draw:connector>
        <draw:custom-shape svg:x="6.61111in" svg:y="0.9367in" svg:width="2.18889in" svg:height="0.61618in" draw:id="id128" draw:style-name="a877" draw:name="Rechteck: abgerundete Ecken 59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8.58797in" svg:y1="2.82391in" svg:x2="8.58797in" svg:y2="1.55288in" draw:id="id129" draw:style-name="a880" draw:name="Gerade Verbindung mit Pfeil 61">
          <svg:title/>
          <svg:desc/>
        </draw:connector>
        <draw:connector draw:type="line" svg:x1="6.81111in" svg:y1="2.84057in" svg:x2="6.81111in" svg:y2="1.56953in" draw:id="id130" draw:style-name="a883" draw:name="Gerade Verbindung mit Pfeil 64">
          <svg:title/>
          <svg:desc/>
        </draw:connector>
        <draw:g draw:name="Gruppieren 67" draw:id="id131">
          <svg:title/>
          <svg:desc/>
          <draw:custom-shape svg:x="6.92988in" svg:y="0.9367in" svg:width="0.05in" svg:height="0.61618in" draw:id="id144" draw:style-name="a914" draw:name="Rechteck 65">
            <svg:title/>
            <svg:desc/>
            <text:p text:style-name="a913" text:class-names="" text:cond-style-name=""><text:span text:style-name="a9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937in" svg:y="1.21979in" svg:width="2.35313in" svg:height="0.05in" draw:id="id145" draw:style-name="a917" draw:name="Rechteck 66">
            <svg:title/>
            <svg:desc/>
            <text:p text:style-name="a916" text:class-names="" text:cond-style-name=""><text:span text:style-name="a9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71" draw:id="id132">
          <svg:title/>
          <svg:desc/>
          <draw:custom-shape svg:x="7.09267in" svg:y="2.23731in" svg:width="0.49578in" svg:height="0.56401in" draw:id="id142" draw:style-name="a908" draw:name="Ellipse 69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75102in" svg:y="2.86127in" svg:width="0.49578in" svg:height="0.56401in" draw:id="id143" draw:style-name="a911" draw:name="Ellipse 70">
            <svg:title/>
            <svg:desc/>
            <text:p text:style-name="a910" text:class-names="" text:cond-style-name=""><text:span text:style-name="a90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uppieren 81" draw:id="id133">
          <svg:title/>
          <svg:desc/>
          <draw:custom-shape svg:width="0.9522in" svg:height="0.58846in" draw:id="id140" draw:style-name="a901" draw:transform="translate(-0.4761in -0.29423in) rotate(-1.51761) translate(7.15094in 1.90584in)" draw:name="Bogen 79">
            <svg:title/>
            <svg:desc/>
            <text:p text:style-name="a899" text:class-names="" text:cond-style-name=""><text:span text:style-name="a898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307.0486, -296.2483, -285.4481" draw:modifiers="217,0486 15,448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1.45046in" svg:height="0.58846in" draw:id="id141" draw:style-name="a905" draw:transform="translate(-0.72523in -0.29423in) rotate(-5.18031) translate(8.36187in 3.54861in)" draw:name="Bogen 80">
            <svg:title/>
            <svg:desc/>
            <text:p text:style-name="a903" text:class-names="" text:cond-style-name=""><text:span text:style-name="a902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17.2364, -369.851, -522.4656" draw:modifiers="127,2364 252,4656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</draw:g>
        <draw:g draw:name="Gruppieren 42" draw:id="id134">
          <svg:title/>
          <svg:desc/>
          <draw:custom-shape svg:width="0.49578in" svg:height="0.56401in" draw:id="id138" draw:style-name="a894" draw:transform="translate(-0.24789in -0.282in) rotate(-1.79666) translate(8.00168in 2.51704in)" draw:name="Ellipse 35">
            <svg:title/>
            <svg:desc/>
            <text:p text:style-name="a893" text:class-names="" text:cond-style-name=""><text:span text:style-name="a89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49578in" svg:height="0.56401in" draw:id="id139" draw:style-name="a897" draw:transform="translate(-0.24789in -0.282in) rotate(-1.79666) translate(7.33969in 3.13744in)" draw:name="Ellipse 36">
            <svg:title/>
            <svg:desc/>
            <text:p text:style-name="a896" text:class-names="" text:cond-style-name=""><text:span text:style-name="a89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uppieren 43" draw:id="id135">
          <svg:title/>
          <svg:desc/>
          <draw:custom-shape svg:width="0.9522in" svg:height="0.52955in" draw:id="id136" draw:style-name="a887" draw:transform="translate(-0.4761in -0.26477in) rotate(-4.76558) translate(8.22057in 1.95803in)" draw:name="Bogen 38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307.0486, -296.2483, -285.4481" draw:modifiers="217,0486 15,4481" draw:mirror-vertic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0.84703in" svg:height="0.60518in" draw:id="id137" draw:style-name="a891" draw:transform="translate(-0.42352in -0.30259in) rotate(-1.95108) translate(7.03471in 3.54262in)" draw:name="Bogen 41">
            <svg:title/>
            <svg:desc/>
            <text:p text:style-name="a889" text:class-names="" text:cond-style-name=""><text:span text:style-name="a888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17.2364, -369.851, -522.4656" draw:modifiers="127,2364 252,4656" draw:mirror-vertic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2" smil:attributeName="visibility" smil:to="visible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1.0s" smil:fill="hold">
                  <anim:set smil:targetElement="id13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4.58333E-6 -2.22222E-6 L 0.1112 -0.00069 " svg:origin="layout" smil:targetElement="id131" smil:attributeName="x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32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133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1.5s" smil:fill="hold">
                  <anim:set smil:targetElement="id13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.1112 -0.00069 L 3.125E-6 2.22222E-6 " svg:origin="layout" smil:targetElement="id131" smil:attributeName="x" smil:dur="2.0s" smil:fill="hold"/>
                </anim:par>
              </anim:par>
            </anim:par>
          </anim:seq>
        </anim:par>
        <presentation:notes draw:style-name="a978">
          <draw:page-thumbnail draw:page-number="2" svg:x="0.75in" svg:y="1.25in" svg:width="6in" svg:height="3.375in" presentation:class="page" draw:id="id176" presentation:style-name="a972" draw:name="Folienbildplatzhalter 1">
            <svg:title/>
            <svg:desc/>
          </draw:page-thumbnail>
          <draw:frame draw:id="id177" presentation:style-name="a97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78" draw:style-name="a977" draw:name="Foliennummernplatzhalter 3" svg:x="4.24826in" svg:y="9.49826in" svg:width="3.25in" svg:height="0.50174in">
            <draw:text-box>
              <text:p text:style-name="a976" text:class-names="" text:cond-style-name=""><text:span text:style-name="a974" text:class-names=""><text:page-number style:num-format="1" text:fixed="false">1</text:page-number></text:span><text:span text:style-name="a975" text:class-names=""/></text:p>
            </draw:text-box>
            <svg:title/>
            <svg:desc/>
          </draw:frame>
        </presentation:notes>
      </draw:page>
      <draw:page draw:name="Slide1" draw:style-name="a979" draw:master-page-name="Master1-Layout1-title-Titelfolie" presentation:presentation-page-layout-name="Master1-PPL1" draw:id="Slide-256">
        <draw:g draw:name="Gruppieren 10" draw:id="id179">
          <svg:title/>
          <svg:desc/>
          <draw:custom-shape svg:width="0.51686in" svg:height="0.92135in" draw:id="id180" draw:style-name="a982" draw:transform="translate(-0.25843in -0.46067in) rotate(-4.71239) translate(3.85069in 2.11049in)" draw:name="Bogen 4">
            <svg:title/>
            <svg:desc/>
            <text:p text:style-name="a981" text:class-names="" text:cond-style-name=""><text:span text:style-name="a980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0.51686in" svg:height="0.92135in" draw:id="id181" draw:style-name="a985" draw:transform="translate(-0.25843in -0.46067in) rotate(-1.5708) translate(3.85069in 1.47854in)" draw:name="Bogen 5">
            <svg:title/>
            <svg:desc/>
            <text:p text:style-name="a984" text:class-names="" text:cond-style-name=""><text:span text:style-name="a983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2.6813, -268.5833, -244.4852" draw:modifiers="202,6813 334,48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onnector draw:type="line" svg:x1="2.78125in" svg:y1="1.79452in" svg:x2="4.92014in" svg:y2="1.79452in" draw:id="id182" draw:style-name="a986" draw:name="Gerader Verbinder 7">
            <svg:title/>
            <svg:desc/>
          </draw:connector>
          <draw:connector draw:type="line" svg:x1="3.62153in" svg:y1="2.09028in" svg:x2="4.07986in" svg:y2="1.44444in" draw:id="id183" draw:style-name="a988" draw:name="Gerade Verbindung mit Pfeil 9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792" svg:viewBox="0 0 20 30" svg:d="m10 0-10 30h20z"/>
    <draw:marker draw:name="a853" svg:viewBox="0 0 20 30" svg:d="m10 0-10 30h20z"/>
    <draw:marker draw:name="a787" svg:viewBox="0 0 20 30" svg:d="m10 0-10 30h20z"/>
    <draw:marker draw:name="a788" svg:viewBox="0 0 20 30" svg:d="m10 0-10 30h20z"/>
    <draw:marker draw:name="a796" svg:viewBox="0 0 20 30" svg:d="m10 0-10 30h20z"/>
    <draw:marker draw:name="a987" svg:viewBox="0 0 20 30" svg:d="m10 0-10 30h20z"/>
    <draw:marker draw:name="a862" svg:viewBox="0 0 20 30" svg:d="m10 0-10 30h20z"/>
    <draw:marker draw:name="a925" svg:viewBox="0 0 20 30" svg:d="m10 0-10 30h20z"/>
    <draw:marker draw:name="a934" svg:viewBox="0 0 20 30" svg:d="m10 0-10 30h20z"/>
    <draw:marker draw:name="a881" svg:viewBox="0 0 20 30" svg:d="m10 0-10 30h20z"/>
    <draw:marker draw:name="a882" svg:viewBox="0 0 20 30" svg:d="m10 0-10 30h20z"/>
    <draw:marker draw:name="a943" svg:viewBox="0 0 20 30" svg:d="m10 0-10 30h20z"/>
    <draw:marker draw:name="a878" svg:viewBox="0 0 20 30" svg:d="m10 0-10 30h20z"/>
    <draw:marker draw:name="a890" svg:viewBox="0 0 20 30" svg:d="m10 0-10 30h20z"/>
    <draw:marker draw:name="a879" svg:viewBox="0 0 20 30" svg:d="m10 0-10 30h20z"/>
    <draw:marker draw:name="a886" svg:viewBox="0 0 20 30" svg:d="m10 0-10 30h20z"/>
    <draw:marker draw:name="a952" svg:viewBox="0 0 20 30" svg:d="m10 0-10 30h20z"/>
    <draw:marker draw:name="a817" svg:viewBox="0 0 20 30" svg:d="m10 0-10 30h20z"/>
    <draw:marker draw:name="a961" svg:viewBox="0 0 20 30" svg:d="m10 0-10 30h20z"/>
    <draw:marker draw:name="a826" svg:viewBox="0 0 20 30" svg:d="m10 0-10 30h20z"/>
    <draw:marker draw:name="a970" svg:viewBox="0 0 20 30" svg:d="m10 0-10 30h20z"/>
    <draw:marker draw:name="a900" svg:viewBox="0 0 20 30" svg:d="m10 0-10 30h20z"/>
    <draw:marker draw:name="a835" svg:viewBox="0 0 20 30" svg:d="m10 0-10 30h20z"/>
    <draw:marker draw:name="a784" svg:viewBox="0 0 20 30" svg:d="m10 0-10 30h20z"/>
    <draw:marker draw:name="a904" svg:viewBox="0 0 20 30" svg:d="m10 0-10 30h20z"/>
    <draw:marker draw:name="a844" svg:viewBox="0 0 20 30" svg:d="m10 0-10 30h20z"/>
    <draw:marker draw:name="a78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Folienbildplatzhalter 3">
          <svg:title/>
          <svg:desc/>
        </draw:page-thumbnail>
        <draw:frame draw:id="id8" presentation:style-name="a58" draw:name="Notizenplatzhalt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astertext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ußzeilenplatzhalt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astertitelformat bearbeiten</text:span><text:span text:style-name="a69" text:class-names=""/></text:p>
        </draw:text-box>
        <svg:title/>
        <svg:desc/>
      </draw:frame>
      <draw:frame draw:id="id12" presentation:style-name="a75" draw:name="Untertitel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aster-Untertitelformat bearbeiten</text:span><text:span text:style-name="a73" text:class-names=""/></text:p>
        </draw:text-box>
        <svg:title/>
        <svg:desc/>
      </draw:frame>
      <draw:frame draw:id="id13" presentation:style-name="a80" draw:name="Datumsplatzhalt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ußzeilenplatzhalt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Foliennummernplatzhalt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Folienbildplatzhalter 3">
          <svg:title/>
          <svg:desc/>
        </draw:page-thumbnail>
        <draw:frame draw:id="id8" presentation:style-name="a112" draw:name="Notizenplatzhalt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Mastertextformat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ünfte Ebene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ußzeilenplatzhalt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el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astertitelformat bearbeiten</text:span><text:span text:style-name="a123" text:class-names=""/></text:p>
        </draw:text-box>
        <svg:title/>
        <svg:desc/>
      </draw:frame>
      <draw:frame draw:id="id17" presentation:style-name="a142" draw:name="Inhaltsplatzhalt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astertext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umsplatzhalt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ußzeilenplatzhalt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Foliennummernplatzhalt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Folienbildplatzhalter 3">
          <svg:title/>
          <svg:desc/>
        </draw:page-thumbnail>
        <draw:frame draw:id="id8" presentation:style-name="a179" draw:name="Notizenplatzhalt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Mastertextformat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ünfte Ebene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ußzeilenplatzhalt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8">
      <draw:frame draw:id="id21" presentation:style-name="a192" draw:name="Titel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astertitelformat bearbeiten</text:span><text:span text:style-name="a190" text:class-names=""/></text:p>
        </draw:text-box>
        <svg:title/>
        <svg:desc/>
      </draw:frame>
      <draw:frame draw:id="id22" presentation:style-name="a196" draw:name="Textplatzhalt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astertextformat bearbeiten</text:span></text:p>
            </text:list-item>
          </text:list>
        </draw:text-box>
        <svg:title/>
        <svg:desc/>
      </draw:frame>
      <draw:frame draw:id="id23" presentation:style-name="a201" draw:name="Datumsplatzhalt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ußzeilenplatzhalt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Foliennummernplatzhalt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Folienbildplatzhalter 3">
          <svg:title/>
          <svg:desc/>
        </draw:page-thumbnail>
        <draw:frame draw:id="id8" presentation:style-name="a233" draw:name="Notizenplatzhalt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Mastertextformat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ußzeilenplatzhalt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Foliennummernplatzhalt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el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astertitelformat bearbeiten</text:span><text:span text:style-name="a244" text:class-names=""/></text:p>
        </draw:text-box>
        <svg:title/>
        <svg:desc/>
      </draw:frame>
      <draw:frame draw:id="id27" presentation:style-name="a263" draw:name="Inhaltsplatzhalt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astertext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Inhaltsplatzhalt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astertext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Foliennummernplatzhalt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Folienbildplatzhalter 3">
          <svg:title/>
          <svg:desc/>
        </draw:page-thumbnail>
        <draw:frame draw:id="id8" presentation:style-name="a317" draw:name="Notizenplatzhalt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Mastertextformat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ünfte Ebene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ußzeilenplatzhalt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frame draw:id="id32" presentation:style-name="a330" draw:name="Titel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astertitelformat bearbeiten</text:span><text:span text:style-name="a328" text:class-names=""/></text:p>
        </draw:text-box>
        <svg:title/>
        <svg:desc/>
      </draw:frame>
      <draw:frame draw:id="id33" presentation:style-name="a334" draw:name="Textplatzhalt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</draw:text-box>
        <svg:title/>
        <svg:desc/>
      </draw:frame>
      <draw:frame draw:id="id34" presentation:style-name="a351" draw:name="Inhaltsplatzhalt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astertext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platzhalt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</draw:text-box>
        <svg:title/>
        <svg:desc/>
      </draw:frame>
      <draw:frame draw:id="id36" presentation:style-name="a372" draw:name="Inhaltsplatzhalt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astertextformat bearbeit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umsplatzhalt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ußzeilenplatzhalt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Foliennummernplatzhalt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Folienbildplatzhalter 3">
          <svg:title/>
          <svg:desc/>
        </draw:page-thumbnail>
        <draw:frame draw:id="id8" presentation:style-name="a409" draw:name="Notizenplatzhalt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Mastertextformat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ünfte Ebene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8">
      <draw:frame draw:id="id40" presentation:style-name="a422" draw:name="Titel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astertitelformat bearbeiten</text:span><text:span text:style-name="a420" text:class-names=""/></text:p>
        </draw:text-box>
        <svg:title/>
        <svg:desc/>
      </draw:frame>
      <draw:frame draw:id="id41" presentation:style-name="a427" draw:name="Datumsplatzhalt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ußzeilenplatzhalt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Foliennummernplatzhalt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Folienbildplatzhalter 3">
          <svg:title/>
          <svg:desc/>
        </draw:page-thumbnail>
        <draw:frame draw:id="id8" presentation:style-name="a459" draw:name="Notizenplatzhalt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Mastertextformat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ußzeilenplatzhalt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umsplatzhalt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ußzeilenplatzhalt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Foliennummernplatzhalt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Folienbildplatzhalter 3">
          <svg:title/>
          <svg:desc/>
        </draw:page-thumbnail>
        <draw:frame draw:id="id8" presentation:style-name="a505" draw:name="Notizenplatzhalt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Mastertextformat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ünfte Ebene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ußzeilenplatzhalt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Foliennummernplatzhalt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14">
      <draw:frame draw:id="id47" presentation:style-name="a518" draw:name="Titel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astertitelformat bearbeiten</text:span><text:span text:style-name="a516" text:class-names=""/></text:p>
        </draw:text-box>
        <svg:title/>
        <svg:desc/>
      </draw:frame>
      <draw:frame draw:id="id48" presentation:style-name="a535" draw:name="Inhaltsplatzhalt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astertextformat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platzhalt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astertextformat bearbeiten</text:span></text:p>
            </text:list-item>
          </text:list>
        </draw:text-box>
        <svg:title/>
        <svg:desc/>
      </draw:frame>
      <draw:frame draw:id="id50" presentation:style-name="a544" draw:name="Datumsplatzhalt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ußzeilenplatzhalt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Foliennummernplatzhalt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Folienbildplatzhalter 3">
          <svg:title/>
          <svg:desc/>
        </draw:page-thumbnail>
        <draw:frame draw:id="id8" presentation:style-name="a576" draw:name="Notizenplatzhalt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Mastertextformat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ünfte Ebene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ußzeilenplatzhalt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85">
      <draw:frame draw:id="id53" presentation:style-name="a589" draw:name="Titel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astertitelformat bearbeiten</text:span><text:span text:style-name="a587" text:class-names=""/></text:p>
        </draw:text-box>
        <svg:title/>
        <svg:desc/>
      </draw:frame>
      <draw:frame draw:id="id54" presentation:style-name="a592" draw:name="Bildplatzhalt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platzhalt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astertextformat bearbeiten</text:span></text:p>
            </text:list-item>
          </text:list>
        </draw:text-box>
        <svg:title/>
        <svg:desc/>
      </draw:frame>
      <draw:frame draw:id="id56" presentation:style-name="a601" draw:name="Datumsplatzhalt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ußzeilenplatzhalt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Foliennummernplatzhalt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Kopfzeilenplatzhalt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umsplatzhalt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Folienbildplatzhalter 3">
          <svg:title/>
          <svg:desc/>
        </draw:page-thumbnail>
        <draw:frame draw:id="id8" presentation:style-name="a633" draw:name="Notizenplatzhalt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Mastertextformat bearbeit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Zweite Eben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ünfte Ebene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ußzeilenplatzhalt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Foliennummernplatzhalt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2">
      <draw:frame draw:id="id59" presentation:style-name="a646" draw:name="Titel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astertitelformat bearbeiten</text:span><text:span text:style-name="a644" text:class-names=""/></text:p>
        </draw:text-box>
        <svg:title/>
        <svg:desc/>
      </draw:frame>
      <draw:frame draw:id="id60" presentation:style-name="a663" draw:name="Vertikaler Textplatzhalt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Mastertextformat bearbeit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Zweite Ebene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ünfte Ebene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umsplatzhalt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ußzeilenplatzhalt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Foliennummernplatzhalt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Kopfzeilenplatzhalt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Folienbildplatzhalter 3">
          <svg:title/>
          <svg:desc/>
        </draw:page-thumbnail>
        <draw:frame draw:id="id8" presentation:style-name="a700" draw:name="Notizenplatzhalt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Mastertext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ünfte Ebene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ußzeilenplatzhalt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Foliennummernplatzhalt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09">
      <draw:frame draw:id="id64" presentation:style-name="a713" draw:name="Vertikaler Tite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astertitelformat bearbeiten</text:span><text:span text:style-name="a711" text:class-names=""/></text:p>
        </draw:text-box>
        <svg:title/>
        <svg:desc/>
      </draw:frame>
      <draw:frame draw:id="id65" presentation:style-name="a730" draw:name="Vertikaler Textplatzhalt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Mastertextformat bearbeit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Zweite Ebene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ünfte Ebene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umsplatzhalt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ußzeilenplatzhalt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Foliennummernplatzhalt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Kopfzeilenplatzhalt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umsplatzhalt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Folienbildplatzhalter 3">
          <svg:title/>
          <svg:desc/>
        </draw:page-thumbnail>
        <draw:frame draw:id="id8" presentation:style-name="a767" draw:name="Notizenplatzhalt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Mastertextformat bearbeit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Zweite Ebene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ünfte Ebene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ußzeilenplatzhalt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Foliennummernplatzhalt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Rainer Nitsche</meta:initial-creator>
    <dc:creator>Rainer Nitsche</dc:creator>
    <meta:creation-date>2025-11-01T09:02:13Z</meta:creation-date>
    <dc:date>2025-11-01T11:21:45Z</dc:date>
    <meta:editing-cycles>3</meta:editing-cycles>
    <meta:editing-duration>PT0S</meta:editing-duration>
    <meta:document-statistic meta:paragraph-count="2" meta:word-count="2"/>
  </office:meta>
</office:document-meta>
</file>